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1pt" officeooo:rsid="000acbb7" officeooo:paragraph-rsid="000acbb7" style:font-size-asian="9.60000038146973pt" style:font-size-complex="11pt"/>
    </style:style>
    <style:style style:name="P3" style:family="paragraph" style:parent-style-name="Standard" style:list-style-name="L1">
      <style:text-properties fo:font-size="10pt" style:font-size-asian="10pt" style:font-size-complex="10pt"/>
    </style:style>
    <style:style style:name="P4" style:family="paragraph" style:parent-style-name="Standard" style:list-style-name="L1">
      <style:text-properties fo:font-size="10pt" officeooo:paragraph-rsid="0009c3e9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NUS:</text:p>
      <text:p text:style-name="P2"/>
      <text:p text:style-name="P2">SELECT `students`.`name` AS `student_name`, `students`.`surname` AS `student_surname`, `exam_student`.`exam_id`, COUNT(`exam_student`.`vote`) AS `attempts`</text:p>
      <text:p text:style-name="P2"/>
      <text:p text:style-name="P2">FROM `exam_student`</text:p>
      <text:p text:style-name="P2"/>
      <text:p text:style-name="P2">INNER JOIN `students`</text:p>
      <text:p text:style-name="P2"/>
      <text:p text:style-name="P2">ON `exam_student`.`student_id` = `students`.`id`</text:p>
      <text:p text:style-name="P2"/>
      <text:p text:style-name="P2">WHERE `exam_student`.`vote` &lt; 18</text:p>
      <text:p text:style-name="P2"/>
      <text:p text:style-name="P2">GROUP BY `exam_student`.`exam_id`, `exam_student`.`student_id` <text:s/></text:p>
      <text:p text:style-name="P2"/>
      <text:p text:style-name="P2">ORDER BY `student_surname`, `student_name`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it" fo:country="IT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it" fo:country="IT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05:43.763201928</meta:creation-date>
    <dc:date>2021-07-06T15:55:41.558669208</dc:date>
    <meta:editing-duration>PT48M16S</meta:editing-duration>
    <meta:editing-cycles>3</meta:editing-cycles>
    <meta:generator>LibreOffice/7.1.4.2$Linux_X86_64 LibreOffice_project/10$Build-2</meta:generator>
    <meta:document-statistic meta:table-count="0" meta:image-count="0" meta:object-count="0" meta:page-count="1" meta:paragraph-count="8" meta:word-count="33" meta:character-count="388" meta:non-whitespace-character-count="361"/>
  </office:meta>
</office:document-meta>
</file>